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aea79f" draw:marker-start="Arrow" draw:marker-end="Arrow" draw:stroke-linejoin="miter" svg:stroke-linecap="round" draw:fill="solid" draw:fill-color="#aea79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start="Arrow" draw:marker-end="Arrow" draw:stroke-linejoin="miter" svg:stroke-linecap="round" draw:textarea-horizontal-align="justify" draw:textarea-vertical-align="middle" draw:auto-grow-height="false"/>
    </style:style>
    <style:style style:name="gr4" style:family="graphic" style:parent-style-name="objectwithoutfill">
      <style:graphic-properties draw:marker-start="Arrow" draw:marker-start-width="0.3cm" draw:marker-end="Arrow" draw:marker-end-width="0.3cm" draw:stroke-linejoin="miter" svg:stroke-linecap="round" draw:fill="none" draw:textarea-vertical-align="middle"/>
    </style:style>
    <style:style style:name="gr5" style:family="graphic" style:parent-style-name="objectwithoutfill">
      <style:graphic-properties svg:stroke-color="#006600" draw:marker-start="Arrow" draw:marker-start-width="0.3cm" draw:marker-end="Arrow" draw:marker-end-width="0.3cm" draw:stroke-linejoin="miter" svg:stroke-linecap="round" draw:fill="none" draw:fill-color="#99ff66" draw:textarea-vertical-align="middle"/>
    </style:style>
    <style:style style:name="gr6" style:family="graphic" style:parent-style-name="standard">
      <style:graphic-properties draw:marker-start="" draw:marker-end="" draw:stroke-linejoin="miter" svg:stroke-linecap="round" draw:fill="solid" draw:fill-color="#ffffff" draw:textarea-horizontal-align="justify" draw:textarea-vertical-align="middle" draw:auto-grow-height="false" fo:min-height="0cm" fo:min-width="0cm" fo:wrap-option="no-wrap"/>
    </style:style>
    <style:style style:name="gr7" style:family="graphic" style:parent-style-name="standard">
      <style:graphic-properties draw:marker-start="Arrow" draw:marker-end="Arrow" draw:stroke-linejoin="miter" svg:stroke-linecap="round" draw:fill="solid" draw:fill-color="#99ff66" draw:textarea-horizontal-align="justify" draw:textarea-vertical-align="middle" draw:auto-grow-height="false"/>
    </style:style>
    <style:style style:name="gr8" style:family="graphic" style:parent-style-name="standard">
      <style:graphic-properties draw:marker-start="Arrow" draw:marker-end="Arrow" draw:stroke-linejoin="miter" svg:stroke-linecap="round" draw:fill="solid" draw:fill-color="#3399ff" draw:textarea-horizontal-align="justify" draw:textarea-vertical-align="middle" draw:auto-grow-height="false"/>
    </style:style>
    <style:style style:name="gr9" style:family="graphic" style:parent-style-name="standard">
      <style:graphic-properties draw:stroke="dash" draw:stroke-dash="Dashed_20__28_var_29_" draw:marker-start="Arrow" draw:marker-end="Arrow" draw:stroke-linejoin="miter" svg:stroke-linecap="round" draw:fill="solid" draw:fill-color="#99ffff" draw:textarea-horizontal-align="justify" draw:textarea-vertical-align="middle" draw:auto-grow-height="false"/>
    </style:style>
    <style:style style:name="gr10" style:family="graphic" style:parent-style-name="objectwithoutfill">
      <style:graphic-properties svg:stroke-color="#006600" draw:marker-start="" draw:marker-end="Arrow" draw:marker-end-width="0.3cm" draw:stroke-linejoin="miter" svg:stroke-linecap="round" draw:fill="none" draw:fill-color="#99ff66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842cm" svg:height="19.685cm" draw:transform="skewX (0.00244346095279206) rotate (0.00244346095279206) translate (0cm 1.029cm)">
          <text:p text:style-name="P1">Docussandra Cluster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4.191cm" svg:height="3.048cm" svg:x="1.254cm" svg:y="3.54cm">
          <text:p text:style-name="P1">Docussandra</text:p>
          <text:p text:style-name="P1">Node #1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xml:id="id2" draw:id="id2" draw:layer="layout" svg:width="4.191cm" svg:height="3.048cm" svg:x="1.254cm" svg:y="12.303cm">
          <text:p text:style-name="P1">Docussandra</text:p>
          <text:p text:style-name="P1">Node #3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xml:id="id1" draw:id="id1" draw:layer="layout" svg:width="4.191cm" svg:height="3.048cm" svg:x="1.254cm" svg:y="16.621cm">
          <text:p text:style-name="P1">Docussandra</text:p>
          <text:p text:style-name="P1">Node #N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xml:id="id3" draw:id="id3" draw:layer="layout" svg:width="4.191cm" svg:height="3.048cm" svg:x="1.254cm" svg:y="8.112cm">
          <text:p text:style-name="P1">Docussandra</text:p>
          <text:p text:style-name="P1">Node #2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1" xml:id="id5" draw:id="id5" draw:layer="layout" svg:width="3.175cm" svg:height="2.667cm" svg:x="8.112cm" svg:y="10.144cm">
          <text:p text:style-name="P1">Load </text:p>
          <text:p text:style-name="P1">Balanc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curve" svg:x1="3.35cm" svg:y1="16.621cm" svg:x2="3.35cm" svg:y2="15.351cm" draw:start-shape="id1" draw:start-glue-point="5" draw:end-shape="id2" draw:end-glue-point="7" svg:d="M3350 16621v-1270" svg:viewBox="0 0 1 1271">
          <text:p/>
        </draw:connector>
        <draw:connector draw:style-name="gr4" draw:text-style-name="P1" draw:layer="layout" draw:type="curve" svg:x1="3.35cm" svg:y1="11.16cm" svg:x2="3.35cm" svg:y2="12.303cm" draw:start-shape="id3" draw:start-glue-point="7" draw:end-shape="id2" draw:end-glue-point="5" svg:d="M3350 11160v1143" svg:viewBox="0 0 1 1144">
          <text:p/>
        </draw:connector>
        <draw:connector draw:style-name="gr4" draw:text-style-name="P1" draw:layer="layout" draw:type="curve" svg:x1="3.35cm" svg:y1="6.588cm" svg:x2="3.35cm" svg:y2="8.112cm" draw:start-shape="id4" draw:start-glue-point="7" draw:end-shape="id3" draw:end-glue-point="5" svg:d="M3350 6588v1524" svg:viewBox="0 0 1 1525">
          <text:p/>
        </draw:connector>
        <draw:connector draw:style-name="gr4" draw:text-style-name="P1" draw:layer="layout" draw:type="curve" svg:x1="1.254cm" svg:y1="5.064cm" svg:x2="1.254cm" svg:y2="13.827cm" draw:start-shape="id4" draw:start-glue-point="6" draw:end-shape="id2" draw:end-glue-point="6" svg:d="M1254 5064c-753 0-753 8763 0 8763" svg:viewBox="0 0 566 8764">
          <text:p/>
        </draw:connector>
        <draw:connector draw:style-name="gr4" draw:text-style-name="P1" draw:layer="layout" draw:type="curve" svg:x1="5.445cm" svg:y1="5.064cm" svg:x2="5.445cm" svg:y2="18.145cm" draw:start-shape="id4" draw:start-glue-point="8" draw:end-shape="id1" draw:end-glue-point="8" svg:d="M5445 5064c751 0 751 13081 0 13081" svg:viewBox="0 0 564 13082">
          <text:p/>
        </draw:connector>
        <draw:connector draw:style-name="gr4" draw:text-style-name="P1" draw:layer="layout" draw:type="curve" svg:x1="1.254cm" svg:y1="9.636cm" svg:x2="1.254cm" svg:y2="18.145cm" draw:start-shape="id3" draw:start-glue-point="6" draw:end-shape="id1" svg:d="M1254 9636c-753 0-753 8509 0 8509" svg:viewBox="0 0 566 8510">
          <text:p/>
        </draw:connector>
        <draw:connector draw:style-name="gr5" draw:text-style-name="P1" draw:layer="layout" draw:type="curve" svg:x1="5.445cm" svg:y1="5.064cm" svg:x2="8.112cm" svg:y2="11.477cm" draw:start-shape="id4" draw:start-glue-point="8" draw:end-shape="id5" draw:end-glue-point="3" svg:d="M5445 5064c1999 0 666 6413 2667 6413" svg:viewBox="0 0 2668 6414">
          <text:p/>
        </draw:connector>
        <draw:connector draw:style-name="gr5" draw:text-style-name="P1" draw:layer="layout" draw:type="curve" svg:x1="5.445cm" svg:y1="9.636cm" svg:x2="8.112cm" svg:y2="11.477cm" draw:start-shape="id3" draw:start-glue-point="8" draw:end-shape="id5" draw:end-glue-point="3" svg:d="M5445 9636c1999 0 666 1841 2667 1841" svg:viewBox="0 0 2668 1842">
          <text:p/>
        </draw:connector>
        <draw:connector draw:style-name="gr5" draw:text-style-name="P1" draw:layer="layout" draw:type="curve" svg:x1="5.445cm" svg:y1="13.827cm" svg:x2="8.112cm" svg:y2="11.477cm" draw:start-shape="id2" draw:start-glue-point="8" draw:end-shape="id5" draw:end-glue-point="3" svg:d="M5445 13827c1999 0 666-2350 2667-2350" svg:viewBox="0 0 2668 2351">
          <text:p/>
        </draw:connector>
        <draw:connector draw:style-name="gr5" draw:text-style-name="P1" draw:layer="layout" draw:type="curve" svg:x1="5.445cm" svg:y1="18.145cm" svg:x2="8.112cm" svg:y2="11.477cm" draw:start-shape="id1" draw:start-glue-point="8" draw:end-shape="id5" draw:end-glue-point="3" svg:d="M5445 18145c1999 0 666-6668 2667-6668" svg:viewBox="0 0 2668 6669">
          <text:p/>
        </draw:connector>
        <draw:custom-shape draw:style-name="gr6" draw:text-style-name="P2" draw:layer="layout" svg:width="2.999cm" svg:height="1.397cm" svg:x="7.728cm" svg:y="17.764cm">
          <text:p text:style-name="P1"><text:span text:style-name="T1">Cassandra</text:span></text:p>
          <text:p text:style-name="P1"><text:span text:style-name="T1">Replication</text:span></text:p>
          <draw:enhanced-geometry svg:viewBox="0 0 21600 21600" draw:mirror-horizontal="false" draw:type="line-callout-2" draw:modifiers="-12772.8 -19606.8669527897 -3600 4000 -1800 8575.1072961373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6" draw:text-style-name="P2" draw:layer="layout" svg:width="2.999cm" svg:height="1.397cm" svg:x="8.669cm" svg:y="14.589cm">
          <text:p text:style-name="P1"><text:span text:style-name="T1">REST via</text:span><text:span text:style-name="T1"><text:line-break/></text:span><text:span text:style-name="T1">HTTP(S)</text:span></text:p>
          <draw:enhanced-geometry svg:viewBox="0 0 21600 21600" draw:mirror-horizontal="false" draw:type="line-callout-2" draw:modifiers="-12772.8 -19606.8669527897 -3600 4000 -1800 8575.1072961373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7" draw:text-style-name="P1" draw:layer="layout" svg:width="9.557cm" svg:height="19.59cm" svg:x="17.383cm" svg:y="1cm">
          <text:p text:style-name="P1">Implementing Application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4.064cm" svg:height="3.683cm" svg:x="19.974cm" svg:y="3.185cm">
          <text:p text:style-name="P1">App Node #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4.064cm" svg:height="3.683cm" svg:x="20.05cm" svg:y="7.604cm">
          <text:p text:style-name="P1">App Node #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4.064cm" svg:height="3.683cm" svg:x="20.05cm" svg:y="12.049cm">
          <text:p text:style-name="P1">App Node #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4.064cm" svg:height="3.683cm" svg:x="20.05cm" svg:y="16.494cm">
          <text:p text:style-name="P1">App Node #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xml:id="id6" draw:id="id6" draw:layer="layout" svg:width="2.159cm" svg:height="0.889cm" svg:x="18.653cm" svg:y="5.572cm">
          <text:p text:style-name="P1">SDK</text:p>
          <draw:enhanced-geometry svg:viewBox="0 0 21600 21600" draw:type="rectangle" draw:enhanced-path="M 0 0 L 21600 0 21600 21600 0 21600 0 0 Z N"/>
        </draw:custom-shape>
        <draw:custom-shape draw:style-name="gr9" draw:text-style-name="P1" xml:id="id7" draw:id="id7" draw:layer="layout" svg:width="2.159cm" svg:height="0.889cm" svg:x="18.653cm" svg:y="9.89cm">
          <text:p text:style-name="P1">SDK</text:p>
          <draw:enhanced-geometry svg:viewBox="0 0 21600 21600" draw:type="rectangle" draw:enhanced-path="M 0 0 L 21600 0 21600 21600 0 21600 0 0 Z N"/>
        </draw:custom-shape>
        <draw:custom-shape draw:style-name="gr9" draw:text-style-name="P1" xml:id="id8" draw:id="id8" draw:layer="layout" svg:width="2.159cm" svg:height="0.889cm" svg:x="18.653cm" svg:y="14.335cm">
          <text:p text:style-name="P1">SDK</text:p>
          <draw:enhanced-geometry svg:viewBox="0 0 21600 21600" draw:type="rectangle" draw:enhanced-path="M 0 0 L 21600 0 21600 21600 0 21600 0 0 Z N"/>
        </draw:custom-shape>
        <draw:custom-shape draw:style-name="gr9" draw:text-style-name="P1" xml:id="id9" draw:id="id9" draw:layer="layout" svg:width="2.159cm" svg:height="0.889cm" svg:x="18.653cm" svg:y="18.78cm">
          <text:p text:style-name="P1">SDK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5.211cm" svg:height="1.778cm" svg:x="11.03cm" svg:y="1.889cm">
          <text:p text:style-name="P1"><text:span text:style-name="T1">Optional SDK</text:span><text:span text:style-name="T1"><text:line-break/></text:span><text:span text:style-name="T2">(Direct REST calls permitted)</text:span></text:p>
          <draw:enhanced-geometry svg:viewBox="0 0 21600 21600" draw:mirror-horizontal="true" draw:type="line-callout-2" draw:modifiers="-12615.1957022256 46247.5548060708 -3600 4000 -1036.07060629317 6726.47554806071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6" draw:text-style-name="P2" draw:layer="layout" svg:width="2.999cm" svg:height="1.397cm" svg:x="8.415cm" svg:y="6.969cm">
          <text:p text:style-name="P1"><text:span text:style-name="T1">Load Balancer</text:span></text:p>
          <text:p text:style-name="P1"><text:span text:style-name="T1">Optional</text:span></text:p>
          <draw:enhanced-geometry svg:viewBox="0 0 21600 21600" draw:mirror-horizontal="false" draw:type="line-callout-2" draw:modifiers="784.8 46413.7339055794 -3600 4000 -1800 8575.1072961373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onnector draw:style-name="gr10" draw:text-style-name="P1" draw:layer="layout" draw:type="lines" svg:x1="18.653cm" svg:y1="6.016cm" svg:x2="11.287cm" svg:y2="11.477cm" draw:start-shape="id6" draw:start-glue-point="3" draw:end-shape="id5" svg:d="M18653 6016h-502l-6363 5461h-501" svg:viewBox="0 0 7367 5462">
          <text:p/>
        </draw:connector>
        <draw:connector draw:style-name="gr10" draw:text-style-name="P1" draw:layer="layout" draw:type="lines" svg:x1="18.653cm" svg:y1="10.334cm" svg:x2="11.287cm" svg:y2="11.477cm" draw:start-shape="id7" draw:start-glue-point="3" draw:end-shape="id5" draw:end-glue-point="1" svg:d="M18653 10334h-502l-6363 1143h-501" svg:viewBox="0 0 7367 1144">
          <text:p/>
        </draw:connector>
        <draw:connector draw:style-name="gr10" draw:text-style-name="P1" draw:layer="layout" draw:type="lines" svg:x1="18.653cm" svg:y1="14.779cm" svg:x2="11.287cm" svg:y2="11.477cm" draw:start-shape="id8" draw:start-glue-point="3" draw:end-shape="id5" draw:end-glue-point="1" svg:d="M18653 14779h-502l-6363-3302h-501" svg:viewBox="0 0 7367 3303">
          <text:p/>
        </draw:connector>
        <draw:connector draw:style-name="gr10" draw:text-style-name="P1" draw:layer="layout" draw:type="lines" svg:x1="18.653cm" svg:y1="19.224cm" svg:x2="11.287cm" svg:y2="11.477cm" draw:start-shape="id9" draw:start-glue-point="3" draw:end-shape="id5" svg:d="M18653 19224h-502l-6363-7747h-501" svg:viewBox="0 0 7367 7748">
          <text:p/>
        </draw:connector>
        <draw:custom-shape draw:style-name="gr6" draw:text-style-name="P2" draw:layer="layout" svg:width="2.999cm" svg:height="1.397cm" svg:x="13.7cm" svg:y="17.891cm">
          <text:p text:style-name="P1"><text:span text:style-name="T1">REST via</text:span><text:span text:style-name="T1"><text:line-break/></text:span><text:span text:style-name="T1">HTTP(S)</text:span></text:p>
          <draw:enhanced-geometry svg:viewBox="0 0 21600 21600" draw:mirror-horizontal="false" draw:type="line-callout-2" draw:modifiers="10900.8 -33883.2618025751 -3600 4000 -1800 8575.1072961373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7T12:00:26.207854651</meta:creation-date>
    <dc:date>2016-04-27T13:10:08.598195835</dc:date>
    <meta:editing-duration>PT18M19S</meta:editing-duration>
    <meta:editing-cycles>3</meta:editing-cycles>
    <meta:generator>LibreOffice/4.2.8.2$Linux_X86_64 LibreOffice_project/420m0$Build-2</meta:generator>
    <meta:document-statistic meta:object-count="34"/>
  </office:meta>
</office:document-meta>
</file>